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7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2])" office:value-type="float" office:value="2770">
            <text:p>2770</text:p>
          </table:table-cell>
          <table:table-cell table:style-name="ce12" table:formula="of:=SUM([.C7:.C62])" office:value-type="float" office:value="29">
            <text:p>29</text:p>
          </table:table-cell>
          <table:table-cell table:style-name="ce12" table:formula="of:=SUM([.D7:.D62])" office:value-type="float" office:value="7">
            <text:p>7</text:p>
          </table:table-cell>
          <table:table-cell table:style-name="ce16" table:formula="of:=ROUND(([.B3]-[.C3])/[.B3]; 2)" office:value-type="percentage" office:value="0.99">
            <text:p>99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CallTests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Two commented out: TC; <text:s/>Three commented out: not yet supported pattern in default value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func_add_func not implemented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PatternTests</text:p>
          </table:table-cell>
          <table:table-cell table:style-name="ce4" office:value-type="float" office:value="327">
            <text:p>327</text:p>
          </table:table-cell>
          <table:table-cell table:style-name="ce15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List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Descendant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BacktrackingTest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 commented out: TC #48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Relations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1"/>
        <table:table-row table:style-name="ro2">
          <table:table-cell table:style-name="ce20" office:value-type="string">
            <text:p>TESTS RUN AT $2014-01-12T09:44:49.070+01:00$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: 34 tests executed; 8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: 327 tests executed; 9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Relations.rsc|: 1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: 2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712,131,&lt;319,4&gt;,&lt;319,13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586,121,&lt;318,4&gt;,&lt;318,12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480,101,&lt;317,4&gt;,&lt;317,10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100,87,&lt;310,4&gt;,&lt;31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020,75,&lt;309,4&gt;,&lt;309,79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883,63,&lt;307,4&gt;,&lt;307,6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786,92,&lt;306,4&gt;,&lt;306,9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266,93,&lt;403,4&gt;,&lt;403,9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167,94,&lt;402,4&gt;,&lt;402,9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676,86,&lt;395,4&gt;,&lt;395,9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94,77,&lt;394,4&gt;,&lt;394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06,83,&lt;393,4&gt;,&lt;393,8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9021,91,&lt;365,4&gt;,&lt;365,9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940,76,&lt;364,4&gt;,&lt;364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859,76,&lt;363,4&gt;,&lt;363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778,76,&lt;362,4&gt;,&lt;362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(162,77,&lt;14,0&gt;,&lt;17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817,148,&lt;90,0&gt;,&lt;92,83&gt;): FALSE <text:s/>with arguments: {&lt;-42083135,-1114898809&gt;,&lt;2039041824,-1152557362&gt;,&lt;1039471622,-1595228497&gt;}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201,151,&lt;70,0&gt;,&lt;72,85&gt;): FALSE <text:s/>with arguments: {&lt;-316446553,64873623&gt;,&lt;815243943,1816435394&gt;,&lt;2041491348,1804516587&gt;,&lt;388163746,1432539337&gt;} 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SUMMARY: 2767 tests executed; 39 failed; 7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/00/0000</text:date>, <text:time style:data-style-name="N2" text:time-value="0000-00-00T08:10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15T23:52:20</dc:date>
    <meta:editing-duration>P11DT5H4M8S</meta:editing-duration>
    <meta:editing-cycles>47</meta:editing-cycles>
    <meta:generator>LibreOffice/4.0.5.2$MacOSX_x86 LibreOffice_project/5464147a081647a250913f19c0715bca595af2f</meta:generator>
    <meta:document-statistic meta:table-count="2" meta:cell-count="320" meta:object-count="0"/>
  </office:meta>
</office:document-meta>
</file>